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235.96mm" svg:y="43.56mm">
            <draw:object draw:notify-on-update-of-ranges="Sheet1.E13:Sheet1.E13 Sheet1.E14:Sheet1.E17 Sheet1.F13:Sheet1.F13 Sheet1.F14:Sheet1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7024" calcext:value-type="float">
            <text:p>7024</text:p>
          </table:table-cell>
          <table:table-cell office:value-type="float" office:value="553" calcext:value-type="float">
            <text:p>553</text:p>
          </table:table-cell>
          <table:table-cell table:formula="of:=[.E3]/[.D3]" office:value-type="float" office:value="0.0787300683371298" calcext:value-type="float">
            <text:p>0.0787300683371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formula="of:=[.E6]/[.F3]" office:value-type="float" office:value="1562.30018083183" calcext:value-type="float">
            <text:p>1562.30018083183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4"/>
          <table:table-cell table:formula="of:=[.G14]/[.H14]" office:value-type="float" office:value="0.951612903225806" calcext:value-type="float">
            <text:p>0.95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table:number-columns-repeated="4"/>
          <table:table-cell table:formula="of:=[.G15]/[.H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2" calcext:value-type="float">
            <text:p>-62</text:p>
          </table:table-cell>
        </table:table-row>
        <table:table-row table:style-name="ro1">
          <table:table-cell table:number-columns-repeated="4"/>
          <table:table-cell table:formula="of:=[.G16]/[.H16]" office:value-type="float" office:value="1.06451612903226" calcext:value-type="float">
            <text:p>1.06451612903226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table:number-columns-repeated="4"/>
          <table:table-cell table:formula="of:=[.G17]/[.H17]" office:value-type="float" office:value="1.09677419354839" calcext:value-type="float">
            <text:p>1.09677419354839</text:p>
          </table:table-cell>
          <table:table-cell office:value-type="float" office:value="3" calcext:value-type="float">
            <text:p>3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table:formula="of:=188-255" office:value-type="float" office:value="-67" calcext:value-type="float">
            <text:p>-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1:39:32.560803692</meta:creation-date>
    <dc:date>2020-04-13T08:57:16.841169537</dc:date>
    <meta:editing-duration>P2DT17H56M53S</meta:editing-duration>
    <meta:editing-cycles>1</meta:editing-cycles>
    <meta:document-statistic meta:table-count="1" meta:cell-count="26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954cm" style:legend-expansion="high" chart:style-name="ch2"/>
        <chart:plot-area chart:style-name="ch3" table:cell-range-address="Sheet1.E13:Sheet1.F17" chart:data-source-has-labels="row" svg:x="0.319cm" svg:y="0.18cm" svg:width="12.587cm" svg:height="8.645cm">
          <chartooo:coordinate-region svg:x="1.046cm" svg:y="0.379cm" svg:width="11.52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4:Sheet1.F17" chart:label-cell-address="Sheet1.F13:Sheet1.F13" chart:class="chart:scatter">
            <chart:domain table:cell-range-address="Sheet1.E14:Sheet1.E17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</text:p>
                <draw:g>
                  <svg:desc>Sheet1.F13:Sheet1.F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1612903225806">
                <text:p>0.951612903225806</text:p>
                <draw:g>
                  <svg:desc>Sheet1.E14:Sheet1.E17</svg:desc>
                </draw:g>
              </table:table-cell>
              <table:table-cell office:value-type="float" office:value="0">
                <text:p>0</text:p>
                <draw:g>
                  <svg:desc>Sheet1.F14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